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20pt" fo:language="ru" fo:country="RU" fo:font-weight="bold" officeooo:paragraph-rsid="001707dc" style:font-size-asian="20pt" style:font-weight-asian="bold" style:font-size-complex="2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normal" officeooo:rsid="001707dc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707dc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тевые интерфейсы в IOS</text:p>
      <text:p text:style-name="P6"><text:line-break/><text:tab/><text:span text:style-name="T2">Все</text:span><text:span text:style-name="T1"> сетевые интерфейсы (физические и логические, аппаратные и про-</text:span></text:p>
      <text:p text:style-name="P2"><text:span text:style-name="T1">граммные, реальные и виртуальные), применительно к которым возможно кон-</text:span></text:p>
      <text:p text:style-name="P2"><text:span text:style-name="T1">фигурирование, Cisco разделяет на два типа: L2 и L3.</text:span></text:p>
      <text:p text:style-name="P3"><text:span text:style-name="T1">Одной из самых важных особенностей оборудования Cisco (даже относительно дешевого) является возможность преобразования L2 и L3-интерфейсов друг в друга.</text:span></text:p>
      <text:p text:style-name="P5"><text:span text:style-name="T1">Сетевые интерфейсы коммутаторов по умолчанию являются L2 интерфейсами и по умолчанию административно включены, а сетевые интерфейсы маршрутизаторов по умолчанию являются L3-интерфейсами и по умолчанию административно выключены</text:span></text:p>
      <text:p text:style-name="P5"><text:span text:style-name="T1">Для конфигурирования L2-интерфейсов, предназначена лишь одна команда– switchport.</text:span></text:p>
      <text:p text:style-name="P4"><text:span text:style-name="T1">Вариант no switchport (без аргументов), доступный на гибридных</text:span></text:p>
      <text:p text:style-name="P6"><text:span text:style-name="T1">коммутаторах, позволяет преобразовать L2-интерфейс в почти полноценный L3-интерфейс (с некоторыми ограничениями) – маршрутизационный порт (routed port).</text:span></text:p>
      <text:p text:style-name="P4"><text:span text:style-name="T1">Вариант switchport (без аргументов), доступный на гибридных маршрутизаторах, позволяет преобразовать L3-интерфейс в полноценный L2-интерфейс (бывает востребовано).</text:span></text:p>
      <text:p text:style-name="P4"><text:span text:style-name="T1">Обратные преобразования возможны и их позволяет выполнить инверсный вариант данной команды.</text:span></text:p>
      <text:p text:style-name="P4"><text:span text:style-name="T1">Как L2-, так и L3-интерфейсы, кроме всего прочего, обладают еще физическими параметрами, которые конфигурируют отдельным набором команд.</text:span></text:p>
      <text:p text:style-name="P4"><text:span text:style-name="T1">Cisco Loopback – это сугубо программный L3-интерфейс, как правило</text:span></text:p>
      <text:p text:style-name="P6"><text:span text:style-name="T1">используемый для отладки. Создается автоматически при первом «обращении» (например, interface lo0) и может быть удален. После создания сразу административно включается, хотя может быть и административно выключен.</text:span></text:p>
      <text:p text:style-name="P4"><text:span text:style-name="T1">Cisco Null – это так же сугубо программный L3-интерфейс, как правило используемый для устранения маршрутизационных циклов. Никогда не принимает и не передает пакеты.</text:span></text:p>
      <text:p text:style-name="P4"><text:span text:style-name="T1">Правила именования сетевых интерфейсов учитывают их тип (символы) и физическое расположение (цифры через слеши). </text:span></text:p>
      <text:p text:style-name="P4"><text:span text:style-name="T1">Основные типы: Ethernet, FastEthernet, GigabitEthernet, TenGigabitEthernet, Serial.</text:span></text:p>
      <text:p text:style-name="P4"><text:span text:style-name="T1">Остальные типы Ethernet:</text:span></text:p>
      <text:p text:style-name="P4"><text:span text:style-name="T1">TwoGigabitEthernet (2,5 Gb/s), FiveGigabitEthernet, TwentyFiveGigE, FortyGigabitEthernet, HundredGigE.</text:span></text:p>
      <text:p text:style-name="P4"><text:span text:style-name="T1">Названия интерфейсов при вводе обычно сокращают (например,</text:span></text:p>
      <text:p text:style-name="P4"><text:span text:style-name="T1">GigabitEthernet 0/0 равно gi0/0).</text:span></text:p>
      <text:p text:style-name="P4"><text:soft-page-break/><text:span text:style-name="T1">Слот обобщенно соответствует модулю. Должен быть учтен номер коммутатора в стеке.</text:span></text:p>
      <text:p text:style-name="P4"><text:span text:style-name="T1">Нумерацию интерфейсов маршрутизаторов как правило начинают с нуля,</text:span></text:p>
      <text:p text:style-name="P6"><text:span text:style-name="T1">а коммутаторов – с единицы (если коммутатор не является модулем маршрутизатора).</text:span></text:p>
      <text:p text:style-name="P4"><text:span text:style-name="T1">Можно конфигурировать сразу несколько интерфейсов – перечислив (запятые, в качестве тире символы -, опционально пробелы) с помощью макроrange (свойственно коммутаторам).</text:span></text:p>
      <text:p text:style-name="P4"><text:span text:style-name="T1">Для однозначности трактовки, слоты (подслоты) для модулей и физические порты всегда надписаны. Смотря на надписи (которые кстати обычно в совершенно другом формате) легко вычислять названия интерфейсов в IOS. И наоборот, зная названия легко находить соответствующие физические порт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51:29.934968494</meta:creation-date>
    <dc:date>2023-05-08T22:08:49.196388757</dc:date>
    <meta:editing-duration>PT3M29S</meta:editing-duration>
    <meta:editing-cycles>1</meta:editing-cycles>
    <meta:document-statistic meta:table-count="0" meta:image-count="0" meta:object-count="0" meta:page-count="2" meta:paragraph-count="26" meta:word-count="334" meta:character-count="2813" meta:non-whitespace-character-count="2497"/>
    <meta:generator>LibreOffice/7.3.7.2$Linux_X86_64 LibreOffice_project/30$Build-2</meta:generator>
  </office:meta>
</office:document-meta>
</file>